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AWI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951" table:style-name="ce3">
            <text:p>1951</text:p>
          </table:table-cell>
          <table:table-cell office:value-type="float" office:value="2799.16" table:style-name="ce4">
            <text:p>2799.1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float" office:value="1952" table:style-name="ce3">
            <text:p>1952</text:p>
          </table:table-cell>
          <table:table-cell office:value-type="float" office:value="2973.32" table:style-name="ce4">
            <text:p>2973.32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53" table:style-name="ce3">
            <text:p>1953</text:p>
          </table:table-cell>
          <table:table-cell office:value-type="float" office:value="3139.44" table:style-name="ce4">
            <text:p>3139.44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54" table:style-name="ce3">
            <text:p>1954</text:p>
          </table:table-cell>
          <table:table-cell office:value-type="float" office:value="3155.64" table:style-name="ce4">
            <text:p>3155.64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55" table:style-name="ce3">
            <text:p>1955</text:p>
          </table:table-cell>
          <table:table-cell office:value-type="float" office:value="3301.44" table:style-name="ce4">
            <text:p>3301.44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56" table:style-name="ce3">
            <text:p>1956</text:p>
          </table:table-cell>
          <table:table-cell office:value-type="float" office:value="3532.36" table:style-name="ce4">
            <text:p>3532.36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57" table:style-name="ce3">
            <text:p>1957</text:p>
          </table:table-cell>
          <table:table-cell office:value-type="float" office:value="3641.72" table:style-name="ce4">
            <text:p>3641.72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58" table:style-name="ce3">
            <text:p>1958</text:p>
          </table:table-cell>
          <table:table-cell office:value-type="float" office:value="3673.8" table:style-name="ce4">
            <text:p>3673.8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59" table:style-name="ce3">
            <text:p>1959</text:p>
          </table:table-cell>
          <table:table-cell office:value-type="float" office:value="3855.8" table:style-name="ce4">
            <text:p>3855.8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60" table:style-name="ce3">
            <text:p>1960</text:p>
          </table:table-cell>
          <table:table-cell office:value-type="float" office:value="4007.12" table:style-name="ce4">
            <text:p>4007.12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61" table:style-name="ce3">
            <text:p>1961</text:p>
          </table:table-cell>
          <table:table-cell office:value-type="float" office:value="4086.76" table:style-name="ce4">
            <text:p>4086.76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62" table:style-name="ce3">
            <text:p>1962</text:p>
          </table:table-cell>
          <table:table-cell office:value-type="float" office:value="4291.3999999999996" table:style-name="ce4">
            <text:p>4291.4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63" table:style-name="ce3">
            <text:p>1963</text:p>
          </table:table-cell>
          <table:table-cell office:value-type="float" office:value="4396.6400000000003" table:style-name="ce4">
            <text:p>4396.64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64" table:style-name="ce3">
            <text:p>1964</text:p>
          </table:table-cell>
          <table:table-cell office:value-type="float" office:value="4576.32" table:style-name="ce4">
            <text:p>4576.32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65" table:style-name="ce3">
            <text:p>1965</text:p>
          </table:table-cell>
          <table:table-cell office:value-type="float" office:value="4658.72" table:style-name="ce4">
            <text:p>4658.72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66" table:style-name="ce3">
            <text:p>1966</text:p>
          </table:table-cell>
          <table:table-cell office:value-type="float" office:value="4938.3599999999997" table:style-name="ce4">
            <text:p>4938.36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67" table:style-name="ce3">
            <text:p>1967</text:p>
          </table:table-cell>
          <table:table-cell office:value-type="float" office:value="5213.4399999999996" table:style-name="ce4">
            <text:p>5213.44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68" table:style-name="ce3">
            <text:p>1968</text:p>
          </table:table-cell>
          <table:table-cell office:value-type="float" office:value="5571.76" table:style-name="ce4">
            <text:p>5571.76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69" table:style-name="ce3">
            <text:p>1969</text:p>
          </table:table-cell>
          <table:table-cell office:value-type="float" office:value="5893.76" table:style-name="ce4">
            <text:p>5893.76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70" table:style-name="ce3">
            <text:p>1970</text:p>
          </table:table-cell>
          <table:table-cell office:value-type="float" office:value="6186.24" table:style-name="ce4">
            <text:p>6186.24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71" table:style-name="ce3">
            <text:p>1971</text:p>
          </table:table-cell>
          <table:table-cell office:value-type="float" office:value="6497.08" table:style-name="ce4">
            <text:p>6497.08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72" table:style-name="ce3">
            <text:p>1972</text:p>
          </table:table-cell>
          <table:table-cell office:value-type="float" office:value="7133.8" table:style-name="ce4">
            <text:p>7133.8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73" table:style-name="ce3">
            <text:p>1973</text:p>
          </table:table-cell>
          <table:table-cell office:value-type="float" office:value="7580.16" table:style-name="ce4">
            <text:p>7580.16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74" table:style-name="ce3">
            <text:p>1974</text:p>
          </table:table-cell>
          <table:table-cell office:value-type="float" office:value="8030.76" table:style-name="ce4">
            <text:p>8030.76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75" table:style-name="ce3">
            <text:p>1975</text:p>
          </table:table-cell>
          <table:table-cell office:value-type="float" office:value="8630.92" table:style-name="ce4">
            <text:p>8630.92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76" table:style-name="ce3">
            <text:p>1976</text:p>
          </table:table-cell>
          <table:table-cell office:value-type="float" office:value="9226.48" table:style-name="ce4">
            <text:p>9226.48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77" table:style-name="ce3">
            <text:p>1977</text:p>
          </table:table-cell>
          <table:table-cell office:value-type="float" office:value="9779.44" table:style-name="ce4">
            <text:p>9779.44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78" table:style-name="ce3">
            <text:p>1978</text:p>
          </table:table-cell>
          <table:table-cell office:value-type="float" office:value="10556.03" table:style-name="ce4">
            <text:p>10556.03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79" table:style-name="ce3">
            <text:p>1979</text:p>
          </table:table-cell>
          <table:table-cell office:value-type="float" office:value="11479.46" table:style-name="ce4">
            <text:p>11479.46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80" table:style-name="ce3">
            <text:p>1980</text:p>
          </table:table-cell>
          <table:table-cell office:value-type="float" office:value="12513.46" table:style-name="ce4">
            <text:p>12513.46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81" table:style-name="ce3">
            <text:p>1981</text:p>
          </table:table-cell>
          <table:table-cell office:value-type="float" office:value="13773.1" table:style-name="ce4">
            <text:p>13773.1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82" table:style-name="ce3">
            <text:p>1982</text:p>
          </table:table-cell>
          <table:table-cell office:value-type="float" office:value="14531.34" table:style-name="ce4">
            <text:p>14531.34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83" table:style-name="ce3">
            <text:p>1983</text:p>
          </table:table-cell>
          <table:table-cell office:value-type="float" office:value="15239.24" table:style-name="ce4">
            <text:p>15239.24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84" table:style-name="ce3">
            <text:p>1984</text:p>
          </table:table-cell>
          <table:table-cell office:value-type="float" office:value="16135.07" table:style-name="ce4">
            <text:p>16135.07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85" table:style-name="ce3">
            <text:p>1985</text:p>
          </table:table-cell>
          <table:table-cell office:value-type="float" office:value="16822.509999999998" table:style-name="ce4">
            <text:p>16822.51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86" table:style-name="ce3">
            <text:p>1986</text:p>
          </table:table-cell>
          <table:table-cell office:value-type="float" office:value="17321.82" table:style-name="ce4">
            <text:p>17321.82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87" table:style-name="ce3">
            <text:p>1987</text:p>
          </table:table-cell>
          <table:table-cell office:value-type="float" office:value="18426.509999999998" table:style-name="ce4">
            <text:p>18426.51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88" table:style-name="ce3">
            <text:p>1988</text:p>
          </table:table-cell>
          <table:table-cell office:value-type="float" office:value="19334.04" table:style-name="ce4">
            <text:p>19334.04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89" table:style-name="ce3">
            <text:p>1989</text:p>
          </table:table-cell>
          <table:table-cell office:value-type="float" office:value="20099.55" table:style-name="ce4">
            <text:p>20099.55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90" table:style-name="ce3">
            <text:p>1990</text:p>
          </table:table-cell>
          <table:table-cell office:value-type="float" office:value="21027.98" table:style-name="ce4">
            <text:p>21027.98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91" table:style-name="ce3">
            <text:p>1991</text:p>
          </table:table-cell>
          <table:table-cell office:value-type="float" office:value="21811.599999999999" table:style-name="ce4">
            <text:p>21811.6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92" table:style-name="ce3">
            <text:p>1992</text:p>
          </table:table-cell>
          <table:table-cell office:value-type="float" office:value="22935.42" table:style-name="ce4">
            <text:p>22935.42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93" table:style-name="ce3">
            <text:p>1993</text:p>
          </table:table-cell>
          <table:table-cell office:value-type="float" office:value="23132.67" table:style-name="ce4">
            <text:p>23132.67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94" table:style-name="ce3">
            <text:p>1994</text:p>
          </table:table-cell>
          <table:table-cell office:value-type="float" office:value="23753.53" table:style-name="ce4">
            <text:p>23753.53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95" table:style-name="ce3">
            <text:p>1995</text:p>
          </table:table-cell>
          <table:table-cell office:value-type="float" office:value="24705.66" table:style-name="ce4">
            <text:p>24705.66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96" table:style-name="ce3">
            <text:p>1996</text:p>
          </table:table-cell>
          <table:table-cell office:value-type="float" office:value="25913.9" table:style-name="ce4">
            <text:p>25913.9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97" table:style-name="ce3">
            <text:p>1997</text:p>
          </table:table-cell>
          <table:table-cell office:value-type="float" office:value="27426" table:style-name="ce4">
            <text:p>27426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98" table:style-name="ce3">
            <text:p>1998</text:p>
          </table:table-cell>
          <table:table-cell office:value-type="float" office:value="28861.439999999999" table:style-name="ce4">
            <text:p>28861.44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1999" table:style-name="ce3">
            <text:p>1999</text:p>
          </table:table-cell>
          <table:table-cell office:value-type="float" office:value="30469.84" table:style-name="ce4">
            <text:p>30469.84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2000" table:style-name="ce3">
            <text:p>2000</text:p>
          </table:table-cell>
          <table:table-cell office:value-type="float" office:value="32154.82" table:style-name="ce4">
            <text:p>32154.82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2001" table:style-name="ce3">
            <text:p>2001</text:p>
          </table:table-cell>
          <table:table-cell office:value-type="float" office:value="32921.919999999998" table:style-name="ce4">
            <text:p>32921.92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2002" table:style-name="ce3">
            <text:p>2002</text:p>
          </table:table-cell>
          <table:table-cell office:value-type="float" office:value="33252.089999999997" table:style-name="ce4">
            <text:p>33252.09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2003" table:style-name="ce3">
            <text:p>2003</text:p>
          </table:table-cell>
          <table:table-cell office:value-type="float" office:value="34064.949999999997" table:style-name="ce4">
            <text:p>34064.95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2004" table:style-name="ce3">
            <text:p>2004</text:p>
          </table:table-cell>
          <table:table-cell office:value-type="float" office:value="35648.550000000003" table:style-name="ce4">
            <text:p>35648.55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2005" table:style-name="ce3">
            <text:p>2005</text:p>
          </table:table-cell>
          <table:table-cell office:value-type="float" office:value="36952.94" table:style-name="ce4">
            <text:p>36952.94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2006" table:style-name="ce3">
            <text:p>2006</text:p>
          </table:table-cell>
          <table:table-cell office:value-type="float" office:value="38651.410000000003" table:style-name="ce4">
            <text:p>38651.41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2007" table:style-name="ce3">
            <text:p>2007</text:p>
          </table:table-cell>
          <table:table-cell office:value-type="float" office:value="40405.480000000003" table:style-name="ce4">
            <text:p>40405.48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2008" table:style-name="ce3">
            <text:p>2008</text:p>
          </table:table-cell>
          <table:table-cell office:value-type="float" office:value="41334.97" table:style-name="ce4">
            <text:p>41334.97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2009" table:style-name="ce3">
            <text:p>2009</text:p>
          </table:table-cell>
          <table:table-cell office:value-type="float" office:value="40711.61" table:style-name="ce4">
            <text:p>40711.61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2010" table:style-name="ce3">
            <text:p>2010</text:p>
          </table:table-cell>
          <table:table-cell office:value-type="float" office:value="41673.83" table:style-name="ce4">
            <text:p>41673.83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2011" table:style-name="ce3">
            <text:p>2011</text:p>
          </table:table-cell>
          <table:table-cell office:value-type="float" office:value="42979.61" table:style-name="ce4">
            <text:p>42979.61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2012" table:style-name="ce3">
            <text:p>2012</text:p>
          </table:table-cell>
          <table:table-cell office:value-type="float" office:value="44321.67" table:style-name="ce4">
            <text:p>44321.67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2013" table:style-name="ce3">
            <text:p>2013</text:p>
          </table:table-cell>
          <table:table-cell office:value-type="float" office:value="44888.160000000003" table:style-name="ce4">
            <text:p>44888.16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2014" table:style-name="ce3">
            <text:p>2014</text:p>
          </table:table-cell>
          <table:table-cell office:value-type="float" office:value="46481.52" table:style-name="ce4">
            <text:p>46481.52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2015" table:style-name="ce3">
            <text:p>2015</text:p>
          </table:table-cell>
          <table:table-cell office:value-type="float" office:value="48098.63" table:style-name="ce4">
            <text:p>48098.63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2016" table:style-name="ce3">
            <text:p>2016</text:p>
          </table:table-cell>
          <table:table-cell office:value-type="float" office:value="48642.15" table:style-name="ce4">
            <text:p>48642.15</text:p>
          </table:table-cell>
          <table:table-cell table:number-columns-repeated="16382" table:style-name="ce1"/>
        </table:table-row>
        <table:table-row table:number-rows-repeated="10485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dc:creator>Jeff Kingsley</dc:creator>
    <meta:creation-date>2017-03-15T14:20:52Z</meta:creation-date>
    <dc:date>2018-02-25T01:28:30Z</dc:date>
    <meta:editing-cycles>2</meta:editing-cycles>
    <meta:editing-duration>PT294S</meta:editing-duration>
  </office:meta>
</office:document-meta>
</file>